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047c7" officeooo:paragraph-rsid="001047c7"/>
    </style:style>
    <style:style style:name="P2" style:family="paragraph" style:parent-style-name="Standard">
      <style:text-properties fo:font-weight="bold" officeooo:rsid="0012ae96" officeooo:paragraph-rsid="0012ae96" style:font-weight-asian="bold" style:font-weight-complex="bold"/>
    </style:style>
    <style:style style:name="P3" style:family="paragraph" style:parent-style-name="Standard">
      <style:text-properties fo:font-style="normal" style:text-underline-style="none" fo:font-weight="normal" officeooo:rsid="00134052" officeooo:paragraph-rsid="0013405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16d515" officeooo:paragraph-rsid="0016d515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bold" officeooo:rsid="0018bcca" officeooo:paragraph-rsid="0018bcca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fd28c" officeooo:paragraph-rsid="001fd28c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22eae" officeooo:paragraph-rsid="00222ea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4ef6a" officeooo:paragraph-rsid="0024ef6a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2a8448" officeooo:paragraph-rsid="002a8448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2b314f" officeooo:paragraph-rsid="002b314f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286b40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tyle="normal" style:text-underline-style="solid" style:text-underline-width="auto" style:text-underline-color="font-color" fo:font-weight="bold" officeooo:rsid="00255a2c" officeooo:paragraph-rsid="00255a2c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tyle="normal" style:text-underline-style="solid" style:text-underline-width="auto" style:text-underline-color="font-color" fo:font-weight="bold" officeooo:rsid="00256ddb" officeooo:paragraph-rsid="00256ddb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tyle="normal" style:text-underline-style="solid" style:text-underline-width="auto" style:text-underline-color="font-color" fo:font-weight="bold" officeooo:rsid="0026fd63" officeooo:paragraph-rsid="0026fd63" style:font-style-asian="normal" style:font-weight-asian="bold" style:font-style-complex="normal" style:font-weight-complex="bold"/>
    </style:style>
    <style:style style:name="P15" style:family="paragraph" style:parent-style-name="Standard" style:list-style-name="L1">
      <style:text-properties fo:font-weight="normal" officeooo:rsid="00134052" officeooo:paragraph-rsid="00134052" style:font-weight-asian="normal" style:font-weight-complex="normal"/>
    </style:style>
    <style:style style:name="P16" style:family="paragraph" style:parent-style-name="Standard" style:list-style-name="L1">
      <style:text-properties style:text-underline-style="solid" style:text-underline-width="auto" style:text-underline-color="font-color" fo:font-weight="normal" officeooo:rsid="00134052" officeooo:paragraph-rsid="00134052" style:font-weight-asian="normal" style:font-weight-complex="normal"/>
    </style:style>
    <style:style style:name="P17" style:family="paragraph" style:parent-style-name="Standard" style:list-style-name="L2">
      <style:text-properties fo:font-style="normal" style:text-underline-style="none" fo:font-weight="bold" officeooo:rsid="0016d515" officeooo:paragraph-rsid="0016d515" style:font-style-asian="normal" style:font-weight-asian="bold" style:font-style-complex="normal" style:font-weight-complex="bold"/>
    </style:style>
    <style:style style:name="P18" style:family="paragraph" style:parent-style-name="Standard" style:list-style-name="L4">
      <style:text-properties fo:font-style="normal" style:text-underline-style="none" fo:font-weight="bold" officeooo:rsid="0018bcca" officeooo:paragraph-rsid="0018bcca" style:font-style-asian="normal" style:font-weight-asian="bold" style:font-style-complex="normal" style:font-weight-complex="bold"/>
    </style:style>
    <style:style style:name="P19" style:family="paragraph" style:parent-style-name="Standard" style:list-style-name="L2">
      <style:text-properties fo:font-style="normal" style:text-underline-style="none" fo:font-weight="normal" officeooo:rsid="0016d515" officeooo:paragraph-rsid="0016d51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16d515" officeooo:paragraph-rsid="0016d515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text-properties fo:font-style="normal" style:text-underline-style="none" fo:font-weight="normal" officeooo:rsid="0016d515" officeooo:paragraph-rsid="0016d515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text-properties fo:font-style="normal" style:text-underline-style="none" fo:font-weight="normal" officeooo:rsid="0018bcca" officeooo:paragraph-rsid="0018bcca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8bcca" officeooo:paragraph-rsid="0018bcc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1c2caa" officeooo:paragraph-rsid="001c2caa" style:font-style-asian="normal" style:font-weight-asian="normal" style:font-style-complex="normal" style:font-weight-complex="normal"/>
    </style:style>
    <style:style style:name="P25" style:family="paragraph" style:parent-style-name="Standard" style:list-style-name="L5">
      <style:text-properties fo:font-style="normal" style:text-underline-style="none" fo:font-weight="normal" officeooo:rsid="001c2caa" officeooo:paragraph-rsid="001c2ca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ed29c" officeooo:paragraph-rsid="001e717c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ed29c" officeooo:paragraph-rsid="001ed29c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d28c" officeooo:paragraph-rsid="001fd28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3e75f" officeooo:paragraph-rsid="00222eae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4ef6a" officeooo:paragraph-rsid="0024ef6a" style:font-style-asian="normal" style:font-weight-asian="normal" style:font-style-complex="normal" style:font-weight-complex="normal"/>
    </style:style>
    <style:style style:name="P31" style:family="paragraph" style:parent-style-name="Standard" style:list-style-name="L4">
      <style:text-properties fo:font-style="normal" style:text-underline-style="solid" style:text-underline-width="auto" style:text-underline-color="font-color" fo:font-weight="bold" officeooo:rsid="0018bcca" officeooo:paragraph-rsid="0018bcca" style:font-style-asian="normal" style:font-weight-asian="bold" style:font-style-complex="normal" style:font-weight-complex="bold"/>
    </style:style>
    <style:style style:name="P32" style:family="paragraph" style:parent-style-name="Standard" style:list-style-name="L5">
      <style:text-properties fo:font-style="normal" style:text-underline-style="solid" style:text-underline-width="auto" style:text-underline-color="font-color" fo:font-weight="bold" officeooo:rsid="001c2caa" officeooo:paragraph-rsid="001c2caa" style:font-style-asian="normal" style:font-weight-asian="bold" style:font-style-complex="normal" style:font-weight-complex="bold"/>
    </style:style>
    <style:style style:name="P33" style:family="paragraph" style:parent-style-name="Standard" style:list-style-name="L5">
      <style:text-properties fo:font-style="normal" style:text-underline-style="solid" style:text-underline-width="auto" style:text-underline-color="font-color" fo:font-weight="bold" officeooo:rsid="001d9b61" officeooo:paragraph-rsid="001d9b61" style:font-style-asian="normal" style:font-weight-asian="bold" style:font-style-complex="normal" style:font-weight-complex="bold"/>
    </style:style>
    <style:style style:name="P34" style:family="paragraph" style:parent-style-name="Standard" style:list-style-name="L5">
      <style:text-properties fo:font-style="normal" style:text-underline-style="solid" style:text-underline-width="auto" style:text-underline-color="font-color" fo:font-weight="bold" officeooo:rsid="001e234b" officeooo:paragraph-rsid="001e234b" style:font-style-asian="normal" style:font-weight-asian="bold" style:font-style-complex="normal" style:font-weight-complex="bold"/>
    </style:style>
    <style:style style:name="P35" style:family="paragraph" style:parent-style-name="Standard" style:list-style-name="L5">
      <style:text-properties fo:font-style="normal" style:text-underline-style="solid" style:text-underline-width="auto" style:text-underline-color="font-color" fo:font-weight="bold" officeooo:rsid="001e717c" officeooo:paragraph-rsid="001e717c" style:font-style-asian="normal" style:font-weight-asian="bold" style:font-style-complex="normal" style:font-weight-complex="bold"/>
    </style:style>
    <style:style style:name="P36" style:family="paragraph" style:parent-style-name="Standard" style:list-style-name="L6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26fd63" officeooo:paragraph-rsid="0026fd63" style:font-style-asian="normal" style:font-weight-asian="bold" style:font-style-complex="normal" style:font-weight-complex="bold"/>
    </style:style>
    <style:style style:name="P37" style:family="paragraph" style:parent-style-name="Standard" style:list-style-name="L7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2db950" officeooo:paragraph-rsid="002db950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2e70e6" officeooo:paragraph-rsid="002e70e6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2f415a" officeooo:paragraph-rsid="002f415a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0c1e6" officeooo:paragraph-rsid="0030c1e6" style:font-style-asian="normal" style:font-weight-asian="bold" style:font-style-complex="normal" style:font-weight-complex="bold"/>
    </style:style>
    <style:style style:name="P41" style:family="paragraph" style:parent-style-name="Standard" style:list-style-name="L8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0c1e6" officeooo:paragraph-rsid="0030c1e6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2b68b" officeooo:paragraph-rsid="0032b68b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2f6e0" officeooo:paragraph-rsid="0032f6e0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45b55" officeooo:paragraph-rsid="00345b55" style:font-style-asian="normal" style:font-weight-asian="bold" style:font-style-complex="normal" style:font-weight-complex="bold"/>
    </style:style>
    <style:style style:name="P45" style:family="paragraph" style:parent-style-name="Standard" style:list-style-name="L9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45b79" officeooo:paragraph-rsid="00345b79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45b79" officeooo:paragraph-rsid="00345b79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5b859" officeooo:paragraph-rsid="0035b859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5bab9" officeooo:paragraph-rsid="0035bab9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64fac" officeooo:paragraph-rsid="00364fac" style:font-style-asian="normal" style:font-weight-asian="bold" style:font-style-complex="normal" style:font-weight-complex="bold"/>
    </style:style>
    <style:style style:name="P50" style:family="paragraph" style:parent-style-name="Standard" style:list-style-name="L10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64fac" officeooo:paragraph-rsid="00364fac" style:font-style-asian="normal" style:font-weight-asian="bold" style:font-style-complex="normal" style:font-weight-complex="bold"/>
    </style:style>
    <style:style style:name="P51" style:family="paragraph" style:parent-style-name="Standard" style:list-style-name="L11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700f4" officeooo:paragraph-rsid="003700f4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700f4" officeooo:paragraph-rsid="003700f4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8f5dd" officeooo:paragraph-rsid="0038f5dd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9688f" officeooo:paragraph-rsid="0039688f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a364a" officeooo:paragraph-rsid="003a364a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286b40" officeooo:paragraph-rsid="00286b40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2a8448" officeooo:paragraph-rsid="002a8448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2db950" officeooo:paragraph-rsid="002db950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tyle="normal" style:text-underline-style="none" fo:font-weight="normal" officeooo:rsid="00255a2c" officeooo:paragraph-rsid="00255a2c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tyle="normal" style:text-underline-style="none" fo:font-weight="normal" officeooo:rsid="00256ddb" officeooo:paragraph-rsid="00256ddb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4763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34052" style:font-weight-asian="normal" style:font-weight-complex="normal"/>
    </style:style>
    <style:style style:name="T8" style:family="text">
      <style:text-properties style:text-underline-style="none" fo:font-weight="normal" officeooo:rsid="001d9b61" style:font-weight-asian="normal" style:font-weight-complex="normal"/>
    </style:style>
    <style:style style:name="T9" style:family="text">
      <style:text-properties style:text-underline-style="none" fo:font-weight="normal" officeooo:rsid="00236d68" style:font-weight-asian="normal" style:font-weight-complex="normal"/>
    </style:style>
    <style:style style:name="T10" style:family="text">
      <style:text-properties style:text-underline-style="none" fo:font-weight="normal" officeooo:rsid="0023e75f" style:font-weight-asian="normal" style:font-weight-complex="normal"/>
    </style:style>
    <style:style style:name="T11" style:family="text">
      <style:text-properties style:text-underline-style="none" fo:font-weight="normal" officeooo:rsid="002e93d1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officeooo:rsid="001e234b"/>
    </style:style>
    <style:style style:name="T14" style:family="text">
      <style:text-properties style:text-underline-style="none" officeooo:rsid="00236d68"/>
    </style:style>
    <style:style style:name="T15" style:family="text">
      <style:text-properties style:text-underline-style="none" officeooo:rsid="0023e75f"/>
    </style:style>
    <style:style style:name="T16" style:family="text">
      <style:text-properties style:text-underline-style="none" officeooo:rsid="002e93d1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style:font-name="Liberation Serif1" fo:font-style="normal" style:text-underline-style="none" fo:font-weight="normal" officeooo:rsid="00286b40" style:font-style-asian="normal" style:font-weight-asian="normal" style:font-style-complex="normal" style:font-weight-complex="normal"/>
    </style:style>
    <style:style style:name="T22" style:family="text">
      <style:text-properties style:font-name="Liberation Serif1" fo:font-style="normal" style:text-underline-style="none" fo:font-weight="bold" officeooo:rsid="00286b40" style:font-style-asian="normal" style:font-weight-asian="bold" style:font-style-complex="normal" style:font-weight-complex="bold"/>
    </style:style>
    <style:style style:name="T23" style:family="text">
      <style:text-properties style:font-name="Liberation Serif1" fo:font-style="normal" style:text-underline-style="solid" style:text-underline-width="auto" style:text-underline-color="font-color" fo:font-weight="normal" officeooo:rsid="00286b40" style:font-style-asian="normal" style:font-weight-asian="normal" style:font-style-complex="normal" style:font-weight-complex="normal"/>
    </style:style>
    <style:style style:name="T24" style:family="text">
      <style:text-properties fo:color="#ff3333"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COMEX<text:span text:style-name="T1"> é o </text:span><text:span text:style-name="T4">instrumento administrativo</text:span><text:span text:style-name="T6"> que integra as atividades de </text:span><text:span text:style-name="T4">registro, acompanhamento e controle</text:span><text:span text:style-name="T6"> das operações de comércio exterior, mediante </text:span><text:span text:style-name="T5">fluxo único</text:span><text:span text:style-name="T6">, </text:span><text:span text:style-name="T5">computadorizado</text:span><text:span text:style-name="T6">, de informações. </text:span><text:span text:style-name="T7">Módulos:</text:span></text:p>
      <text:list xml:id="list8927550830064751899" text:style-name="L1">
        <text:list-item>
          <text:p text:style-name="P15"><text:span text:style-name="T3">SISCOMEX Exportação Web – Módulo Aduaneiro (2015)</text:span><text:span text:style-name="T5">: registro de </text:span><text:span text:style-name="T12">DE’s</text:span><text:span text:style-name="T5"> em ambiente </text:span><text:span text:style-name="T17">web</text:span><text:span text:style-name="T19">. Viabiliza o </text:span><text:span text:style-name="T20">controle aduaneiro</text:span><text:span text:style-name="T19"> das exportações;</text:span></text:p>
        </text:list-item>
        <text:list-item>
          <text:p text:style-name="P16"><text:span text:style-name="T18">SISCOMEX Exportação Web – Módulo Comercial (2010)</text:span><text:span text:style-name="T19">: permite o </text:span><text:span text:style-name="T20">controle administrativo</text:span><text:span text:style-name="T19"> das exportações, por meio dos </text:span><text:span text:style-name="T20">RE’s</text:span><text:span text:style-name="T19">;</text:span></text:p>
        </text:list-item>
        <text:list-item>
          <text:p text:style-name="P16"><text:span text:style-name="T18">SISCOMEX Importação Web (2012)</text:span><text:span text:style-name="T19">: permite o </text:span><text:span text:style-name="T20">controle administrativo e aduaneiro</text:span><text:span text:style-name="T19"> das importações;</text:span></text:p>
        </text:list-item>
        <text:list-item>
          <text:p text:style-name="P16"><text:span text:style-name="T18">SISCOMEX Mantra (1995)</text:span><text:span text:style-name="T19">: controle de </text:span><text:span text:style-name="T20">cargas aéreas</text:span><text:span text:style-name="T19">;</text:span></text:p>
        </text:list-item>
        <text:list-item>
          <text:p text:style-name="P16"><text:span text:style-name="T18">SISCOMEX Carga (2008)</text:span><text:span text:style-name="T19">: controle de </text:span><text:span text:style-name="T20">embarcações e cargas movimentadas em portos brasileiros</text:span><text:span text:style-name="T19">;</text:span></text:p>
        </text:list-item>
        <text:list-item>
          <text:p text:style-name="P16"><text:span text:style-name="T18">SISCOMEX Trânsito (2002)</text:span><text:span text:style-name="T19">: controle de mercadorias submetidas ao </text:span><text:span text:style-name="T20">regime aduaneiro especial de trânsito aduaneiro</text:span><text:span text:style-name="T19">;</text:span></text:p>
        </text:list-item>
        <text:list-item>
          <text:p text:style-name="P16"><text:span text:style-name="T18">SISCOMEX Internação – ZFM (2002)</text:span><text:span text:style-name="T19">: controle de mercadorias que saem da </text:span><text:span text:style-name="T20">ZFM</text:span><text:span text:style-name="T19"> com destino ao restante do território nacional;</text:span></text:p>
        </text:list-item>
        <text:list-item>
          <text:p text:style-name="P16"><text:span text:style-name="T18">Drawback Integrado Web (2010)</text:span><text:span text:style-name="T19">: administra o </text:span><text:span text:style-name="T17">drawback</text:span><text:span text:style-name="T19">.</text:span></text:p>
        </text:list-item>
      </text:list>
      <text:p text:style-name="P3"/>
      <text:p text:style-name="P4">Órgãos gestores e anuentes do SISCOMEX:</text:p>
      <text:list xml:id="list5185349928634809216" text:style-name="L2">
        <text:list-item>
          <text:p text:style-name="P17">Órgãos Gestores<text:span text:style-name="T1">: controle administrativo, aduaneiro e cambial;</text:span></text:p>
          <text:list>
            <text:list-item>
              <text:p text:style-name="P19">SECEX;</text:p>
            </text:list-item>
            <text:list-item>
              <text:p text:style-name="P19">SRFB;</text:p>
            </text:list-item>
          </text:list>
        </text:list-item>
        <text:list-item>
          <text:p text:style-name="P17">Órgãos Anuentes<text:span text:style-name="T1">: deliberam sobre as operações de comércio (importações e exportações) na fase do controle administrativo;</text:span></text:p>
          <text:list>
            <text:list-item>
              <text:p text:style-name="P19">ANVISA, MAPA, DECEX, MCT, INMETRO, DPF, <text:s/>DFPC, ANP, ANCINE, IBAMA, SUFRAMA, DNPM, ECT, CNEM.</text:p>
            </text:list-item>
          </text:list>
        </text:list-item>
      </text:list>
      <text:p text:style-name="P4"/>
      <text:p text:style-name="P4">Comissão Gestora do SISCOMEX:</text:p>
      <text:list xml:id="list9063282754214327608" text:style-name="L3">
        <text:list-item>
          <text:p text:style-name="P21">MDIC;</text:p>
        </text:list-item>
        <text:list-item>
          <text:p text:style-name="P21">MF;</text:p>
        </text:list-item>
        <text:list-item>
          <text:p text:style-name="P21">SECEX;</text:p>
        </text:list-item>
        <text:list-item>
          <text:p text:style-name="P21">RFB.</text:p>
        </text:list-item>
      </text:list>
      <text:p text:style-name="P4"/>
      <text:p text:style-name="P5"><text:span text:style-name="T1">Portal Único de </text:span><text:span text:style-name="T2">Comércio Exterior</text:span><text:span text:style-name="T1">:</text:span></text:p>
      <text:list xml:id="list421722291665142552" text:style-name="L4">
        <text:list-item>
          <text:p text:style-name="P18"><text:span text:style-name="T1">desburocratizar as operações de </text:span><text:span text:style-name="T2">comércio exterior</text:span><text:span text:style-name="T1">;</text:span></text:p>
        </text:list-item>
        <text:list-item>
          <text:p text:style-name="P22">promover a facilitação do comércio;</text:p>
        </text:list-item>
        <text:list-item>
          <text:p text:style-name="P22">acelerar trâmites aduaneiros;</text:p>
        </text:list-item>
        <text:list-item>
          <text:p text:style-name="P22">ainda em fase de desenvolvimento, mas já estão implementadas:</text:p>
          <text:list>
            <text:list-item>
              <text:p text:style-name="P31"><text:span text:style-name="T1">anexação eletrônica de documentos digitalizados</text:span><text:span text:style-name="T6">;</text:span></text:p>
            </text:list-item>
            <text:list-item>
              <text:p text:style-name="P31"><text:span text:style-name="T1">implementação da Declaração Única de Exportação (DU-E)</text:span><text:span text:style-name="T6">: em fase de testes – atualmente de uso facultativo.</text:span></text:p>
            </text:list-item>
          </text:list>
        </text:list-item>
      </text:list>
      <text:p text:style-name="P23"/>
      <text:p text:style-name="P24">Habilitação no SISCOMEX:</text:p>
      <text:list xml:id="list2424883203307330167" text:style-name="L5">
        <text:list-item>
          <text:p text:style-name="P25">o procedimento de habilitação é aplicável às empresas, órgãos da administração pública direta, autarquias, fundações públicas, órgãos públicos autônomos, organismos internacionais e outras instituições extraterritoriais e às pessoas físicas;</text:p>
        </text:list-item>
        <text:list-item>
          <text:p text:style-name="P25">há 3 modalidades de habilitação: expressa, ilimitada e limitada;</text:p>
          <text:list>
            <text:list-item>
              <text:p text:style-name="P32"><text:soft-page-break/><text:span text:style-name="T5">expressa</text:span><text:span text:style-name="T6">: EP; SEM; órgãos/entidades públicos; operador econômico autorizado; empresas com capacidade financeira para importar nos 6 meses consecutivos inferior a U</text:span><text:span text:style-name="T8">S</text:span><text:span text:style-name="T6">$ 50.000,00;</text:span></text:p>
            </text:list-item>
            <text:list-item>
              <text:p text:style-name="P32"><text:span text:style-name="T5">limitada</text:span><text:span text:style-name="T6">: </text:span><text:span text:style-name="T8">empresas com capacidade financeira para importar nos 6 meses consecutivos entre US$ 50.000,00 e US$ 150.000,00;</text:span></text:p>
            </text:list-item>
            <text:list-item>
              <text:p text:style-name="P33"><text:span text:style-name="T5">ilimitada</text:span><text:span text:style-name="T6">: empresas com capacidade financeira para importar nos 6 meses consecutivos superior a US$ 150.000,00;</text:span></text:p>
            </text:list-item>
          </text:list>
        </text:list-item>
        <text:list-item>
          <text:p text:style-name="P33"><text:span text:style-name="T6">a </text:span><text:span text:style-name="T5">ins</text:span><text:span text:style-name="T13">c</text:span><text:span text:style-name="T5">rição no REI</text:span><text:span text:style-name="T6"> (Registro de Exportadores e Importadores) é </text:span><text:span text:style-name="T5">automática</text:span><text:span text:style-name="T6">, realizada no ato da </text:span><text:span text:style-name="T5">primeira operação de exportação ou importação</text:span><text:span text:style-name="T6"> em qualquer ponto conectado ao SISCOMEX;</text:span></text:p>
        </text:list-item>
        <text:list-item>
          <text:p text:style-name="P34"><text:span text:style-name="T6">para que uma operação de comércio exterior seja realizada, a empresa deve estar cadastrada no REI. Há uma exceção: exportações via </text:span><text:span text:style-name="T1">remessa postal</text:span><text:span text:style-name="T6">, com ou sem expectativa de recebimento, realizadas por PF e PJ até o limite de US$ 50.000,00 ou equivalente em outra moeda;</text:span></text:p>
        </text:list-item>
        <text:list-item>
          <text:p text:style-name="P35"><text:span text:style-name="T6">a inscrição no REI poderá ser </text:span><text:span text:style-name="T5">suspensa ou cancelada</text:span><text:span text:style-name="T6"> (jamais negada), nos casos de punição em decisão administrativa final.</text:span></text:p>
        </text:list-item>
      </text:list>
      <text:p text:style-name="P26"/>
      <text:p text:style-name="P27">Controle Administrativo → SECEX</text:p>
      <text:p text:style-name="P27">Controle Aduaneiro → RFB</text:p>
      <text:p text:style-name="P27">Controle Cambial → BACEN</text:p>
      <text:p text:style-name="P27"/>
      <text:p text:style-name="P6"><text:span text:style-name="T6">O </text:span><text:span text:style-name="T5">controle administrativo</text:span><text:span text:style-name="T6">, em regra, é </text:span><text:span text:style-name="T5">prévio</text:span><text:span text:style-name="T6"> ao embarque da mercadoria. Representa uma </text:span><text:span text:style-name="T5">autorização governamental</text:span><text:span text:style-name="T6"> para importar ou exportar. Seus principais documentos são: </text:span><text:span text:style-name="T5">LI</text:span><text:span text:style-name="T6"> (licença de importação) e </text:span><text:span text:style-name="T5">RE</text:span><text:span text:style-name="T6"> (registro de exportação).</text:span></text:p>
      <text:p text:style-name="P28"/>
      <text:p text:style-name="P7"><text:span text:style-name="T6">O </text:span><text:span text:style-name="T5">controle aduaneiro</text:span><text:span text:style-name="T6"> fiscaliza a </text:span><text:span text:style-name="T5">entrada, saída e movimentação de </text:span>bens e veículos<text:span text:style-name="T5"> no território aduaneiro</text:span><text:span text:style-name="T6">. </text:span><text:span text:style-name="T9">É eminentemente </text:span><text:span text:style-name="T14">extrafiscal</text:span><text:span text:style-name="T9">. </text:span><text:span text:style-name="T10">Seus principais documentos são: </text:span><text:span text:style-name="T15">DI</text:span><text:span text:style-name="T10"> (declaração de importação) e </text:span><text:span text:style-name="T15">DE</text:span><text:span text:style-name="T10"> (declaração de exportação).</text:span></text:p>
      <text:p text:style-name="P29"/>
      <text:p text:style-name="P8"><text:span text:style-name="T10">O </text:span><text:span text:style-name="T5">controle cambial</text:span><text:span text:style-name="T6"> verifica os pagamentos internacionais e a circulação de divisas entre os países.</text:span></text:p>
      <text:p text:style-name="P30"/>
      <text:p text:style-name="P12"><text:span text:style-name="T6">CF, Art. 237. A </text:span><text:span text:style-name="T5">fiscalização</text:span><text:span text:style-name="T6"> e o </text:span><text:span text:style-name="T5">controle</text:span><text:span text:style-name="T6"> sobre o comércio exterior, essenciais à defesa dos interesses fazendários nacionais, serão exercidos pelo </text:span><text:span text:style-name="T5">Ministério da Fazenda</text:span><text:span text:style-name="T6">.</text:span></text:p>
      <text:p text:style-name="P59"/>
      <text:p text:style-name="P13"><text:span text:style-name="T6">A </text:span><text:span text:style-name="T5">jurisdição aduaneira</text:span><text:span text:style-name="T6"> se estende por </text:span><text:span text:style-name="T5">todo o território aduaneiro</text:span><text:span text:style-name="T6">, e este compreende </text:span><text:span text:style-name="T5">todo o território nacional</text:span><text:span text:style-name="T6">.</text:span></text:p>
      <text:p text:style-name="P60"/>
      <text:p text:style-name="P14"><text:span text:style-name="T5">Zona primária</text:span><text:span text:style-name="T6"> – integram-na as seguintes áreas demarcadas pela autoridade aduaneira local:</text:span></text:p>
      <text:list xml:id="list17226413170521517" text:style-name="L6">
        <text:list-item>
          <text:p text:style-name="P36"><text:span text:style-name="T6">área terrestre ou aquática, contínua ou descontínua, nos </text:span><text:span text:style-name="T5">portos alfandegados</text:span><text:span text:style-name="T6">;</text:span></text:p>
        </text:list-item>
        <text:list-item>
          <text:p text:style-name="P36"><text:span text:style-name="T6">área terrestre, nos </text:span><text:span text:style-name="T5">aeroportos alfandegados</text:span><text:span text:style-name="T6">;</text:span></text:p>
        </text:list-item>
        <text:list-item>
          <text:p text:style-name="P36"><text:span text:style-name="T6">área terrestre, nos </text:span><text:span text:style-name="T5">pontos de fronteira alfandegados</text:span><text:span text:style-name="T6">.</text:span></text:p>
        </text:list-item>
      </text:list>
      <text:p text:style-name="P11"><text:span text:style-name="T21">Para </text:span><text:span text:style-name="T23">fins de controle aduaneiro</text:span><text:span text:style-name="T21">, as </text:span><text:span text:style-name="T22">ZPE’s</text:span><text:span text:style-name="T21"> (zonas de processamento de exportações) também são consideradas zonas primárias. Para todas as demais finalidades, as ZPE’s são </text:span><text:span text:style-name="T23">zonas secundárias</text:span><text:span text:style-name="T21">.</text:span></text:p>
      <text:p text:style-name="P56"/>
      <text:p text:style-name="P9"><text:span text:style-name="T5">Zona secundária</text:span><text:span text:style-name="T6"> – compreende todo o resto do território nacional, inclusive o espaço aéreo e as águas territoriais.</text:span></text:p>
      <text:p text:style-name="P57"/>
      <text:p text:style-name="P10"><text:soft-page-break/><text:span text:style-name="T6">A </text:span><text:span text:style-name="T5">jurisdição aduaneira</text:span><text:span text:style-name="T6"> se estende às </text:span><text:span text:style-name="T5">Áreas de Controle Integrado</text:span><text:span text:style-name="T6"> criadas em regiões limítrofes dos países do MERCOSUL.</text:span></text:p>
      <text:list xml:id="list6679831782768566977" text:style-name="L7">
        <text:list-item>
          <text:p text:style-name="P37"><text:span text:style-name="T5">Enclave aduaneiro</text:span><text:span text:style-name="T6">: parte do território de um Estado </text:span><text:span text:style-name="T5">não</text:span><text:span text:style-name="T6"> integrante do MERCOSUL na qual se permite a aplicação da legislação aduaneira do MERCOSUL, nos termos do acordo internacional que assim o <text:s/>estabeleça;</text:span></text:p>
        </text:list-item>
        <text:list-item>
          <text:p text:style-name="P37"><text:span text:style-name="T5">Exclave aduaneiro</text:span><text:span text:style-name="T6">: parte do território de um Estado-Parte do MERCOSUL na qual se permite a aplicação da legislação aduaneira de um terceiro Estado.</text:span></text:p>
        </text:list-item>
      </text:list>
      <text:p text:style-name="P58"/>
      <text:p text:style-name="P38"><text:span text:style-name="T5">Zonas de Vigilância Aduaneira</text:span><text:span text:style-name="T6"> (ZVA) – áreas demarcadas por ato do MF na </text:span><text:span text:style-name="T1">orla marítima ou na faixa de fronteira</text:span><text:span text:style-name="T6">, em que a permanência de mercadorias ou sua circulação e a de veículos, pessoas e animais ficam sujeitas a exigências fiscais, proibições e restrições especiais. </text:span><text:span text:style-name="T11">São áreas de </text:span><text:span text:style-name="T16">zona secundária</text:span><text:span text:style-name="T11">.</text:span></text:p>
      <text:p text:style-name="P38"><text:span text:style-name="T11"/></text:p>
      <text:p text:style-name="P39"><text:span text:style-name="T11">A</text:span><text:span text:style-name="T6">s </text:span><text:span text:style-name="T5">águas territoriais</text:span><text:span text:style-name="T6"> e o </text:span><text:span text:style-name="T5">espaço aéreo</text:span><text:span text:style-name="T6"> integram a </text:span><text:span text:style-name="T5">zona secundária</text:span><text:span text:style-name="T6">.</text:span></text:p>
      <text:p text:style-name="P39"><text:span text:style-name="T6"/></text:p>
      <text:p text:style-name="P40"><text:span text:style-name="T6">Requisitos para o </text:span><text:span text:style-name="T5">alfandegamento</text:span><text:span text:style-name="T6">:</text:span></text:p>
      <text:list xml:id="list5568476336600439175" text:style-name="L8">
        <text:list-item>
          <text:p text:style-name="P41"><text:span text:style-name="T6">atender condições de instalação do órgão de fiscalização aduaneira e infraestrutura indispensável à segurança fiscal;</text:span></text:p>
        </text:list-item>
        <text:list-item>
          <text:p text:style-name="P41"><text:span text:style-name="T6">regularidade fiscal do interessado;</text:span></text:p>
        </text:list-item>
        <text:list-item>
          <text:p text:style-name="P41"><text:span text:style-name="T6">disponibilidade de recursos humanos e materiais; e</text:span></text:p>
        </text:list-item>
        <text:list-item>
          <text:p text:style-name="P41"><text:span text:style-name="T6">interessado deve assumir a condição de fiel depositário da mercadoria sob sua guarda.</text:span></text:p>
        </text:list-item>
      </text:list>
      <text:p text:style-name="P40"><text:span text:style-name="T6"/></text:p>
      <text:p text:style-name="P42"><text:span text:style-name="T6">É a </text:span><text:span text:style-name="T5">RFB</text:span><text:span text:style-name="T6"> que define os </text:span><text:span text:style-name="T5">requisitos técnicos e operacionais</text:span><text:span text:style-name="T6"> do alfandegamento.</text:span></text:p>
      <text:p text:style-name="P42"><text:span text:style-name="T6"/></text:p>
      <text:p text:style-name="P42"><text:span text:style-name="T6">Nas cidades fronteiriças, poderão se alfandegados </text:span><text:span text:style-name="T5">pontos de fronteira para o tráfego local e exclusivo de veículos matriculados nessas cidades</text:span><text:span text:style-name="T6">. As autoridade aduaneiras </text:span><text:span text:style-name="T5">locais</text:span><text:span text:style-name="T6"> com jurisdição sobre as cidades fronteiriças poderão instituir, no interesse do controle aduaneiro, </text:span><text:span text:style-name="T5">cadastros de pessoas que habitualmente cruzam a fronteira</text:span><text:span text:style-name="T6">.</text:span></text:p>
      <text:p text:style-name="P42"><text:span text:style-name="T6"/></text:p>
      <text:p text:style-name="P43"><text:span text:style-name="T6">Os </text:span><text:span text:style-name="T5">portos secos</text:span><text:span text:style-name="T6"> (recinto alfandegado </text:span><text:span text:style-name="T5">fora</text:span><text:span text:style-name="T6"> da zona primária de portos e aeroportos alfandegados) são de </text:span><text:span text:style-name="T5">uso público</text:span><text:span text:style-name="T6">, autorizados a operar com cargas de importação, exportação ou ambas. </text:span><text:span text:style-name="T5">Não podem ser instalados em zona primária de portos e aeroportos</text:span><text:span text:style-name="T6">, mas podem ser instalados em zona primária, em ponto de fronteira alfandegado, chamados </text:span><text:span text:style-name="T5">portos secos de fronteira</text:span><text:span text:style-name="T6">.</text:span></text:p>
      <text:p text:style-name="P43"><text:span text:style-name="T6"/></text:p>
      <text:p text:style-name="P44"><text:span text:style-name="T5">Administração aduaneira</text:span><text:span text:style-name="T6">: fiscalização + controle sobre o COMEX.</text:span></text:p>
      <text:p text:style-name="P44"><text:span text:style-name="T6"/></text:p>
      <text:p text:style-name="P44"><text:span text:style-name="T6">A </text:span><text:span text:style-name="T5">fiscalização</text:span><text:span text:style-name="T6"> poderá ser </text:span><text:span text:style-name="T5">ininterrupta</text:span><text:span text:style-name="T6">, em </text:span><text:span text:style-name="T5">horários determinados</text:span><text:span text:style-name="T6">, ou </text:span><text:span text:style-name="T5">eventual</text:span><text:span text:style-name="T6">, nos portos, aeroportos, pontos de fronteira e recintos alfandegados.</text:span></text:p>
      <text:p text:style-name="P44"><text:span text:style-name="T6"/></text:p>
      <text:p text:style-name="P44"><text:span text:style-name="T5">Princípio da supremacia da autoridade aduaneira</text:span><text:span text:style-name="T6">: a autoridade aduaneira tem precedência sobre as demais autoridades que exerçam suas atribuições nas áreas de portos, aeroportos, pontos de fronteira e recintos alfandegados, bem como em outras áreas nas quais se autorize carga e descarga de mercadorias, ou embarque e desembarque de viajante, procedentes do exterior ou a ele destinados. Também aplica-se nas ZVA’s, e implica:</text:span></text:p>
      <text:list xml:id="list4564550763709894417" text:style-name="L9">
        <text:list-item>
          <text:p text:style-name="P45"><text:span text:style-name="T6">na obrigação, por parte das demais autoridades, de prestar </text:span><text:span text:style-name="T5">auxílio imediato, sempre que requisitado pela autoridade aduaneira</text:span><text:span text:style-name="T6">, disponibilizando pessoas, equipamentos ou instalações necessários à ação fiscal; e</text:span></text:p>
        </text:list-item>
        <text:list-item>
          <text:p text:style-name="P45"><text:span text:style-name="T6">na competência da autoridade aduaneira, sem prejuízo das atribuições de outras autoridades, para </text:span><text:span text:style-name="T5">disciplinar a entrada, a permanência, a movimentação e a saída de pessoas, </text:span><text:soft-page-break/><text:span text:style-name="T5">veículos, unidades de carga e mercadorias</text:span><text:span text:style-name="T6"> em portos, aeroportos, pontos de fronteira e recintos alfandegados.</text:span></text:p>
        </text:list-item>
      </text:list>
      <text:p text:style-name="P46"><text:span text:style-name="T6"/></text:p>
      <text:p text:style-name="P47"><text:span text:style-name="T6">Os </text:span><text:span text:style-name="T5">AFRFB’s</text:span><text:span text:style-name="T6"> poderão exigir a apresentação de mercadorias e de quaisquer documentos que julguem necessários à fiscalização. Ademais, poderão solicitar acesso aos depósitos e dependências de empresas fiscalizadas, assim como veículos, cofres e outros móveis, </text:span><text:span text:style-name="T5">a qualquer hora do dia ou da noite</text:span><text:span text:style-name="T6">. Os particulares (PF ou PJ) tem a obrigação de atender tais exigências.</text:span></text:p>
      <text:p text:style-name="P47"><text:span text:style-name="T6"/></text:p>
      <text:p text:style-name="P47"><text:span text:style-name="T6">O importador, o exportador ou o adquirente da mercadoria importada por sua conta e ordem têm a </text:span><text:span text:style-name="T5">obrigação de manter, em boa guarda e ordem, os documentos relativos às transações que realizarem, pelo prazo decadencial</text:span><text:span text:style-name="T6"> estabelecido na legislação tributária a que estão submetidos, e de apresentá-los à fiscalização aduaneira quando exigidos. Tal obrigação também se aplica ao </text:span><text:span text:style-name="T5">despachante aduaneiro, ao transportador, ao agente de carga, ao depositário e aos demais intervenientes</text:span><text:span text:style-name="T6"> em operação de COMEX quanto aos documentos e registros relativos às transações em que intervierem. No caso de </text:span><text:span text:style-name="T5">incêndio, furto, roubo, extravio ou qualquer outro sinistro que provoque a perda ou deterioração dos documentos em questão</text:span><text:span text:style-name="T6">, deverá ser feita comunicação por </text:span><text:span text:style-name="T5">escrito</text:span><text:span text:style-name="T6"> à RFB dentro de </text:span><text:span text:style-name="T5">48 horas</text:span><text:span text:style-name="T6"> do ocorrido. Caso a PJ encerre suas atividades (deixou de existir, por exemplo), a guarda dos documentos será atribuída à pessoa responsável pela guarda dos demais documentos fiscais, nos termos da legislação específica.</text:span></text:p>
      <text:p text:style-name="P47"><text:span text:style-name="T6"/></text:p>
      <text:p text:style-name="P48"><text:span text:style-name="T5">Excepcionalmente</text:span><text:span text:style-name="T6">, o titular da unidade aduaneira jurisdicionante poderá autorizar a entrada ou saída de veículo por porto, aeroporto ou ponto de fronteira </text:span><text:span text:style-name="T5">não-alfandegado</text:span><text:span text:style-name="T6">.</text:span></text:p>
      <text:p text:style-name="P48"><text:span text:style-name="T6"/></text:p>
      <text:p text:style-name="P48"><text:span text:style-name="T6">A </text:span><text:span text:style-name="T5">busca em qualquer veículo</text:span><text:span text:style-name="T6"> deverá ser precedida de comunicação </text:span><text:span text:style-name="T5">verbal ou por escrito</text:span><text:span text:style-name="T6"> ao responsável pelo veículo. Havendo </text:span><text:span text:style-name="T5">indícios de falsa declaração de conteúdo</text:span><text:span text:style-name="T6">, a autoridade aduaneira poderá determinar a descarga de volume ou de unidade de carga, para a devida verificação, lavrando-se termo.</text:span></text:p>
      <text:p text:style-name="P48"><text:span text:style-name="T6"/></text:p>
      <text:p text:style-name="P49"><text:span text:style-name="T5">Conhecimento de carga</text:span><text:span text:style-name="T6">:</text:span></text:p>
      <text:list xml:id="list7653066864752500666" text:style-name="L10">
        <text:list-item>
          <text:p text:style-name="P50"><text:span text:style-name="T6">materializa o contrato de frete;</text:span></text:p>
        </text:list-item>
        <text:list-item>
          <text:p text:style-name="P50"><text:span text:style-name="T6">prova de posse ou de propriedade da mercadoria;</text:span></text:p>
        </text:list-item>
        <text:list-item>
          <text:p text:style-name="P50"><text:span text:style-name="T6">emitido pelo transportador em nome do importador;</text:span></text:p>
        </text:list-item>
        <text:list-item>
          <text:p text:style-name="P50"><text:span text:style-name="T6">para cada frete, há um conhecimento de carga.</text:span></text:p>
        </text:list-item>
      </text:list>
      <text:p text:style-name="P49"><text:span text:style-name="T6"/></text:p>
      <text:p text:style-name="P49"><text:span text:style-name="T5">Manifesto de carga</text:span><text:span text:style-name="T6">:</text:span></text:p>
      <text:list xml:id="list288105719293731817" text:style-name="L11">
        <text:list-item>
          <text:p text:style-name="P51"><text:span text:style-name="T6">consolida vários conhecimentos de carga;</text:span></text:p>
        </text:list-item>
        <text:list-item>
          <text:p text:style-name="P51"><text:span text:style-name="T6">cada trajeto corresponde a um manifesto de carga.</text:span></text:p>
        </text:list-item>
      </text:list>
      <text:p text:style-name="P52"><text:span text:style-name="T6"/></text:p>
      <text:p text:style-name="P52"><text:span text:style-name="T6">Para cada ponto de descarga no território aduaneiro, o veículo deverá trazer tantos manifestos quantos forem os locais, no exterior, em que tiver recebido a carga.</text:span></text:p>
      <text:p text:style-name="P52"><text:span text:style-name="T6"/></text:p>
      <text:p text:style-name="P52"><text:span text:style-name="T6">O </text:span><text:span text:style-name="T5">manifesto</text:span><text:span text:style-name="T6"> não especifica as mercadorias (isso está no conhecimento de carga), mas apenas os </text:span><text:span text:style-name="T5">volumes</text:span><text:span text:style-name="T6"> importados/exportados.</text:span></text:p>
      <text:p text:style-name="P52"><text:span text:style-name="T6"/></text:p>
      <text:p text:style-name="P53"><text:span text:style-name="T6">A </text:span><text:span text:style-name="T5">mercadoria descarregada de veículo procedente do exterior</text:span><text:span text:style-name="T6"> será </text:span><text:span text:style-name="T24">registrada pelo transportador ou seu representante, e pelo depositário</text:span><text:span text:style-name="T6">, na forma e no prazo estabelecidos pela RFB.</text:span></text:p>
      <text:p text:style-name="P53"><text:span text:style-name="T6"/></text:p>
      <text:p text:style-name="P54"><text:soft-page-break/><text:span text:style-name="T5">Conferência final de manifesto</text:span><text:span text:style-name="T6">: constatar extravio ou acréscimo de volume ou de mercadoria entrada no território aduaneiro, mediante confronto do manifesto com os registros, informatizados ou não, de descarga ou armazenamento.</text:span></text:p>
      <text:p text:style-name="P54"><text:span text:style-name="T6"/></text:p>
      <text:p text:style-name="P55"><text:span text:style-name="T6">Em caso de </text:span><text:span text:style-name="T5">divergência</text:span><text:span text:style-name="T6"> entre manifesto de carga e conhecimento de carga, prevalece o </text:span><text:span text:style-name="T5">conhecimento de carga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47c7" officeooo:paragraph-rsid="001047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Jurisdição aduaneira, controle aduaneiro de veículos, SISCOMEX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0:20:08.509729808</meta:creation-date>
    <dc:date>2018-03-13T21:46:15.692283782</dc:date>
    <meta:editing-duration>PT3H2M50S</meta:editing-duration>
    <meta:editing-cycles>40</meta:editing-cycles>
    <meta:generator>LibreOffice/5.2.7.2$Linux_X86_64 LibreOffice_project/20m0$Build-2</meta:generator>
    <meta:document-statistic meta:table-count="0" meta:image-count="0" meta:object-count="0" meta:page-count="5" meta:paragraph-count="86" meta:word-count="1569" meta:character-count="10621" meta:non-whitespace-character-count="9176"/>
  </office:meta>
</office:document-meta>
</file>